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 Neue" svg:font-family="Helvetica Neue"/>
  </office:font-face-decls>
  <office:automatic-styles>
    <style:style style:name="P1" style:family="paragraph" style:parent-style-name="Standard">
      <style:paragraph-properties style:line-spacing="0.0139in"/>
      <style:text-properties style:font-name="Helvetica Neue" fo:font-size="13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User experience is how a person feels about interacting with a product. </text:p>
      <text:p text:style-name="P1"/>
      <text:p text:style-name="P1">It could be a physical product like a game controller or a technology product like a website or an app. </text:p>
      <text:p text:style-name="P1"/>
      <text:p text:style-name="P1">To have a good user experience, the product needs to be usable, equitable, enjoyable, and useful. </text:p>
      <text:p text:style-name="P1"/>
      <text:p text:style-name="P1">UX designers need to think about every person who uses the product, including people with disabilities or those with different life experiences. </text:p>
      <text:p text:style-name="P1"/>
      <text:p text:style-name="P1">Equitable design is key. </text:p>
      <text:p text:style-name="P1"/>
      <text:p text:style-name="P1">It means that designs are useful and marketable to people with diverse abilities and backgrounds. </text:p>
      <text:p text:style-name="P1"/>
      <text:p text:style-name="P1">Research is critical in figuring out what makes users happy with the product. </text:p>
      <text:p text:style-name="P1"/>
      <text:p text:style-name="P1">A good user experience is essential for businesses too. </text:p>
      <text:p text:style-name="P1"/>
      <text:p text:style-name="P1">Companies that focus on good usability and design perform better than their competitors. </text:p>
      <text:p text:style-name="P1"/>
      <text:p text:style-name="P1">More people using the product means better business for the company. </text:p>
      <text:p text:style-name="P1"/>
      <text:p text:style-name="P1">As a UX designer, you play an important role in improving business and creating a positive connection between the user and the produc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74.12</meta:generator>
  </office:meta>
</office:document-meta>
</file>